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andos básicos</text:p>
      <text:p text:style-name="Standard"/>
      <text:p text:style-name="Standard">cd<text:tab/>entrar no diretório</text:p>
      <text:p text:style-name="Standard">ls<text:tab/>listar conteúdo do diretório</text:p>
      <text:p text:style-name="Standard">mv <text:tab/>mover</text:p>
      <text:p text:style-name="Standard">echo<text:tab/>imprimir</text:p>
      <text:p text:style-name="Standard">mkdir<text:tab/>criar pasta</text:p>
      <text:p text:style-name="Standard">rm<text:tab/>apagar</text:p>
      <text:p text:style-name="Standard">cat [&gt;] [&gt;&gt;] criar</text:p>
      <text:p text:style-name="Standard">cp<text:tab/>copiar arquivos e diretóriosq</text:p>
      <text:p text:style-name="Standard">wc<text:tab/>contar linhas</text:p>
      <text:p text:style-name="Standard">file<text:tab/>determinar tipo de arquivo</text:p>
      <text:p text:style-name="Standard">paste<text:tab/>juntar linhas de arquivos</text:p>
      <text:p text:style-name="Standard">chmod +x<text:tab/>mudar o modo para executável</text:p>
      <text:p text:style-name="Standard">chmod <text:s/>-x<text:tab/>tirar modo executável</text:p>
      <text:p text:style-name="Standard">pwd<text:tab/>mostra em que pasta estamos</text:p>
      <text:p text:style-name="Standard">which <text:tab/>mostra onde está o que procuramos</text:p>
      <text:p text:style-name="Standard"/>
      <text:p text:style-name="Standard">Caracteres especiais</text:p>
      <text:p text:style-name="Standard">$<text:tab/>contexto do awk (trabalhar na coluna 1 </text:p>
      <text:p text:style-name="Standard">* <text:tab/>substituir o que não está colocado explicitamente</text:p>
      <text:p text:style-name="Standard">| <text:tab/>repassar o que está concatenado </text:p>
      <text:p text:style-name="Standard">~<text:tab/>pasta original</text:p>
      <text:p text:style-name="Standard">. <text:tab/>pasta atual</text:p>
      <text:p text:style-name="Standard">/ <text:tab/>separador de pasta</text:p>
      <text:p text:style-name="Standard"/>
      <text:p text:style-name="Standard">Avançados</text:p>
      <text:p text:style-name="Standard">awk</text:p>
      <text:p text:style-name="Standard">[seq]<text:tab/>faz sequência de números de 1 ao o que foi colocado (0 .1 1 – Faz números de 0 de .1 até 1)</text:p>
      <text:p text:style-name="Standard"><text:tab/>`seq 20` faz sequência de 20</text:p>
      <text:p text:style-name="Standard">for<text:tab/>repetir texto for i in 1 2 3 ; do; echo ola; done</text:p>
      <text:p text:style-name="Standard"/>
      <text:p text:style-name="Standard">Ctrl K apaga linha</text:p>
      <text:p text:style-name="Standard">Ctrl Y refaz</text:p>
      <text:p text:style-name="Standard"/>
      <text:p text:style-name="Standard">Programação</text:p>
      <text:p text:style-name="Standard">- Escrevo a programação</text:p>
      <text:p text:style-name="Standard">- Verificação de sintaxe num compilador indicando se há erro em uma linha</text:p>
      <text:p text:style-name="Standard">- Criar um executável</text:p>
      <text:p text:style-name="Standard">- Máquina executa</text:p>
      <text:p text:style-name="Standard">Eventualmente é portável - uma máquina diferente pode rodar.</text:p>
      <text:p text:style-name="Standard"/>
      <text:p text:style-name="Standard">Em Fortran </text:p>
      <text:p text:style-name="Standard">para imprimir</text:p>
      <text:p text:style-name="Standard">print*, “olá”</text:p>
      <text:p text:style-name="Standard"/>
      <text:p text:style-name="Standard">Tarefa: fazer imagem</text:p>
      <text:p text:style-name="Standard">wc <text:s/>nome do arquivo</text:p>
      <text:p text:style-name="Standard"><text:tab/>número de linhas</text:p>
      <text:p text:style-name="Standard">combinar sec com for </text:p>
      <text:p text:style-name="Standard">Aquivo 1, 2 e 3 e juntar</text:p>
      <text:p text:style-name="Standard">paste juntar os arquivos</text:p>
      <text:p text:style-name="Standard"><text:soft-page-break/># script para criar logo em f90</text:p>
      <text:p text:style-name="Standard"></text:p>
      <text:p text:style-name="Standard"># contar número de linhas do arq de entrada</text:p>
      <text:p text:style-name="Standard">n=$(wc -l $1 | awk '{print $1}')</text:p>
      <text:p text:style-name="Standard">#echo “número de linhas do arquivo é” $n </text:p>
      <text:p text:style-name="Standard"></text:p>
      <text:p text:style-name="Standard">rm -f p1 p2</text:p>
      <text:p text:style-name="Standard">for i in `seq $n`</text:p>
      <text:p text:style-name="Standard">do</text:p>
      <text:p text:style-name="Standard">echo "print* ,\"" &gt;&gt; p1</text:p>
      <text:p text:style-name="Standard">done</text:p>
      <text:p text:style-name="Standard"></text:p>
      <text:p text:style-name="Standard">for i in `seq $n`</text:p>
      <text:p text:style-name="Standard">do echo \" &gt;&gt; p2</text:p>
      <text:p text:style-name="Standard">done</text:p>
      <text:p text:style-name="Standard"></text:p>
      <text:p text:style-name="Standard">paste p1 $1 p2 &gt; $1\.f90</text:p>
      <text:p text:style-name="Standard">echo "end" &gt;&gt; $1\.f90</text:p>
      <text:p text:style-name="Standard"/>
      <text:p text:style-name="Standard">Para criar imagem em C</text:p>
      <text:p text:style-name="Standard"/>
      <text:p text:style-name="Standard">Primeira parte:</text:p>
      <text:p text:style-name="Standard"><text:s/>#include&lt;stdio.h&gt;</text:p>
      <text:p text:style-name="Standard">main () {</text:p>
      <text:p text:style-name="Standard">printf (“</text:p>
      <text:p text:style-name="Standard"/>
      <text:p text:style-name="Standard">Segunda parte: Imagem</text:p>
      <text:p text:style-name="Standard"/>
      <text:p text:style-name="Standard">Terceira parte: </text:p>
      <text:p text:style-name="Standard">”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pos </meta:initial-creator>
    <meta:creation-date>2016-03-07T12:43:41.922318335</meta:creation-date>
    <dc:date>2016-03-09T17:21:37</dc:date>
    <dc:creator>Cristiane Oliveira</dc:creator>
    <meta:editing-duration>PT1H35M24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72" meta:word-count="307" meta:character-count="1589" meta:non-whitespace-character-count="1315"/>
  </office:meta>
</office:document-meta>
</file>